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.529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Ubuntu" fo:font-size="12pt" fo:letter-spacing="normal" fo:font-style="normal" fo:font-weight="normal" fo:background-color="#f7fce9" loext:padding="0cm" loext:border="none"/>
    </style:style>
    <style:style style:name="T1" style:family="text">
      <style:text-properties fo:font-variant="normal" fo:text-transform="none" fo:color="#000000" style:font-name="Ubuntu" fo:font-size="12pt" fo:letter-spacing="normal" fo:font-style="normal" fo:font-weight="normal"/>
    </style:style>
    <style:style style:name="T2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O ofício é o documento por meio do qual é feita determinada comunicação ou solicitação, em caráter oficial, à determinada pessoa física ou jurídica.</text:span><text:line-break/><text:line-break/><text:span text:style-name="T1">Se você precisa elaborar um escrito com tais características, poderá fazê-lo com base no modelo de ofício abaixo:</text:span></text:p>
      <text:p text:style-name="P2"><text:span text:style-name="T1"/></text:p>
      <text:p text:style-name="P3"><text:span text:style-name="T2">OFÍCIO DE REQUERIMENTO</text:span><text:line-break/><text:line-break/>Ofício nº (número)/(ano)<text:line-break/><text:line-break/>À Secretaria de Trânsito<text:line-break/>Município de Serrariano - SR<text:line-break/><text:line-break/>Odoriovaldo Furtado Machado, brasileiro, solteiro, lenhador, inscrito no CPF sob o nº (informar), residente e domiciliado à Rua dos Cortes, nº 111 - Jardim do Bosque, nesta cidade, vem respeitosamente à presença de Vossa Senhoria solicitar a colocação de um quebra molas em meu bairro, em frente ao Colégio Municipal, tendo em vista que o trânsito de veículos flui em velocidade elevada no local, colocando em risco a integridade física dos pedestres, especialmente das crianças que frequentam aquele estabelecimento de ensino.<text:line-break/><text:line-break/>Certo de que a solicitação será atendida, fique com meus votos de estima e consideração.<text:line-break/><text:line-break/>(local), (dia) de (mês) de (ano)<text:line-break/><text:line-break/>(assinatura)<text:line-break/>(nome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20:15:02.398000000</meta:creation-date>
    <dc:date>2020-03-22T20:15:45.943000000</dc:date>
    <meta:editing-duration>PT43S</meta:editing-duration>
    <meta:editing-cycles>1</meta:editing-cycles>
    <meta:document-statistic meta:table-count="0" meta:image-count="0" meta:object-count="0" meta:page-count="1" meta:paragraph-count="2" meta:word-count="161" meta:character-count="1040" meta:non-whitespace-character-count="874"/>
    <meta:generator>LibreOffice/6.2.5.2$Windows_X86_64 LibreOffice_project/1ec314fa52f458adc18c4f025c545a4e8b22c159</meta:generator>
  </office:meta>
</office:document-meta>
</file>